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DE4FDB9107.png"/>
  <manifest:file-entry manifest:media-type="image/png" manifest:full-path="Pictures/100002010000025F000001935880D32E.png"/>
  <manifest:file-entry manifest:media-type="image/png" manifest:full-path="Pictures/10000201000001FA0000006D3A39F44A.png"/>
  <manifest:file-entry manifest:media-type="image/png" manifest:full-path="Pictures/1000020100000280000001DE99BD6AAC0A2BB1DF.png"/>
  <manifest:file-entry manifest:media-type="image/png" manifest:full-path="Pictures/10000201000003AE000003B05AE9DBF37D72DC9D.png"/>
  <manifest:file-entry manifest:media-type="image/png" manifest:full-path="Pictures/1000020100000280000001DEFAB70B8C.png"/>
  <manifest:file-entry manifest:media-type="image/png" manifest:full-path="Pictures/100002010000038400000384624530BC15C15710.png"/>
  <manifest:file-entry manifest:media-type="image/png" manifest:full-path="Pictures/10000000000001D40000015295F5F433.png"/>
  <manifest:file-entry manifest:media-type="image/png" manifest:full-path="Pictures/10000201000002570000019A41D3EB5C.png"/>
  <manifest:file-entry manifest:media-type="image/png" manifest:full-path="Pictures/1000020100000280000001E0B0E0AD991D9432E2.png"/>
  <manifest:file-entry manifest:media-type="image/png" manifest:full-path="Pictures/10000201000003AE000003B0C218CE5DCE42924F.png"/>
  <manifest:file-entry manifest:media-type="image/png" manifest:full-path="Pictures/1000020100000384000003841CE4C153A93556D0.png"/>
  <manifest:file-entry manifest:media-type="image/png" manifest:full-path="Pictures/1000020100000280000001DE00EE222E.png"/>
  <manifest:file-entry manifest:media-type="image/png" manifest:full-path="Pictures/1000020100000384000003841591B40C0B4ADA20.png"/>
  <manifest:file-entry manifest:media-type="image/png" manifest:full-path="Pictures/1000020100000280000001DEB6BFB422.png"/>
  <manifest:file-entry manifest:media-type="image/png" manifest:full-path="Pictures/10000201000001FA0000006D6326AC04.png"/>
  <manifest:file-entry manifest:media-type="image/png" manifest:full-path="Pictures/10000201000002820000013750D2132C.png"/>
  <manifest:file-entry manifest:media-type="image/png" manifest:full-path="Pictures/1000020100000280000001E0D86BA96C4A4F1327.png"/>
  <manifest:file-entry manifest:media-type="image/png" manifest:full-path="Pictures/1000020100000280000001E01DBE9223.png"/>
  <manifest:file-entry manifest:media-type="image/png" manifest:full-path="Pictures/10000201000002570000019A70416A44.png"/>
  <manifest:file-entry manifest:media-type="image/png" manifest:full-path="Pictures/1000020100000280000001DE59B5CB59.png"/>
  <manifest:file-entry manifest:media-type="image/png" manifest:full-path="Pictures/1000020100000280000001DE67E10FC0.png"/>
  <manifest:file-entry manifest:media-type="image/png" manifest:full-path="Pictures/10000201000001550000003EA79B781B.png"/>
  <manifest:file-entry manifest:media-type="image/png" manifest:full-path="Pictures/1000020100000280000001E0D5576B7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textarea-vertical-align="middl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.45cm)" draw:image-opacity="100%" style:mirror="none"/>
    </style:style>
    <style:style style:name="gr14" style:family="graphic" style:parent-style-name="standard">
      <style:graphic-properties draw:stroke="none" draw:fill="solid" draw:fill-color="#ffffff" draw:textarea-vertical-align="middle"/>
    </style:style>
    <style:style style:name="gr1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18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19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20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1.18cm, 3.2cm, 0.61cm, 2.499cm)" draw:image-opacity="100%" style:mirror="non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669cm"/>
    </style:style>
    <style:style style:name="gr2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size="32pt" style:font-size-asian="32pt" style:font-size-complex="32pt"/>
    </style:style>
    <style:style style:name="P3" style:family="paragraph">
      <style:paragraph-properties fo:text-align="start"/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0000" fo:font-family="Calibri" style:font-family-generic="swiss" fo:font-size="40pt" style:font-size-asian="40pt" style:font-size-complex="4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color="#009900"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center"/>
      <style:text-properties fo:color="#ffffff" fo:font-size="32pt" style:font-size-asian="32pt" style:font-size-complex="32pt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line-height="100%"/>
    </style:style>
    <style:style style:name="P18" style:family="paragraph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ed1c24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99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color="#009900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lation d’épidém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cm" svg:y="-0.106cm" presentation:class="title" presentation:user-transformed="true">
          <draw:text-box>
            <text:p text:style-name="P5"><text:span text:style-name="T6">Premier automate</text:span></text:p>
          </draw:text-box>
        </draw:frame>
        <draw:frame presentation:style-name="pr3" draw:text-style-name="P8" draw:layer="layout" svg:width="25.199cm" svg:height="12.179cm" svg:x="1.401cm" svg:y="2.621cm" presentation:class="outline" presentation:user-transformed="true">
          <draw:text-box>
            <text:list text:style-name="L2">
              <text:list-header>
                <text:p text:style-name="P7"><text:span text:style-name="T7">Présentation</text:span></text:p>
              </text:list-header>
            </text:list>
          </draw:text-box>
        </draw:frame>
        <draw:g>
          <draw:custom-shape draw:style-name="gr2" draw:text-style-name="P9" draw:layer="layout" svg:width="4.6cm" svg:height="2.67cm" svg:x="3.7cm" svg:y="10.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0" draw:layer="layout" svg:width="4.6cm" svg:height="2.67cm" svg:x="3.7cm" svg:y="10.8cm">
            <draw:text-box>
              <text:p text:style-name="P9"><text:span text:style-name="T8">Sain</text:span></text:p>
            </draw:text-box>
          </draw:frame>
          <draw:line draw:style-name="gr4" draw:text-style-name="P9" draw:layer="layout" svg:x1="8.7cm" svg:y1="11.53cm" svg:x2="11.5cm" svg:y2="11.53cm">
            <text:p/>
          </draw:line>
          <draw:custom-shape draw:style-name="gr5" draw:text-style-name="P9" draw:layer="layout" svg:width="4.6cm" svg:height="2.67cm" svg:x="12.1cm" svg:y="10.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4.6cm" svg:height="2.67cm" svg:x="19.7cm" svg:y="13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6cm" svg:height="2.67cm" svg:x="19.7cm" svg:y="6.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0" draw:layer="layout" svg:width="4.6cm" svg:height="2.67cm" svg:x="12.1cm" svg:y="10.8cm">
            <draw:text-box>
              <text:p text:style-name="P9"><text:span text:style-name="T8">Malade</text:span></text:p>
            </draw:text-box>
          </draw:frame>
          <draw:frame draw:style-name="gr3" draw:text-style-name="P11" draw:layer="layout" svg:width="4.6cm" svg:height="2.67cm" svg:x="19.7cm" svg:y="7.2cm">
            <draw:text-box>
              <text:p text:style-name="P9"><text:span text:style-name="T9">Mort</text:span></text:p>
            </draw:text-box>
          </draw:frame>
          <draw:frame draw:style-name="gr3" draw:text-style-name="P10" draw:layer="layout" svg:width="4.6cm" svg:height="2.67cm" svg:x="19.7cm" svg:y="14.47cm">
            <draw:text-box>
              <text:p text:style-name="P9"><text:span text:style-name="T8">Guéri</text:span></text:p>
            </draw:text-box>
          </draw:frame>
          <draw:line draw:style-name="gr4" draw:text-style-name="P9" draw:layer="layout" svg:x1="17.1cm" svg:y1="10cm" svg:x2="19.3cm" svg:y2="9.2cm">
            <text:p/>
          </draw:line>
          <draw:line draw:style-name="gr4" draw:text-style-name="P9" draw:layer="layout" svg:x1="17.1cm" svg:y1="13.2cm" svg:x2="19.3cm" svg:y2="14cm">
            <text:p/>
          </draw:line>
          <draw:frame draw:style-name="gr8" draw:text-style-name="P12" draw:layer="layout" svg:width="1.4cm" svg:height="0.962cm" svg:x="9.5cm" svg:y="10.6cm">
            <draw:text-box>
              <text:p><text:span text:style-name="T10">P1</text:span></text:p>
            </draw:text-box>
          </draw:frame>
          <draw:frame draw:style-name="gr8" draw:text-style-name="P12" draw:layer="layout" svg:width="1.4cm" svg:height="0.962cm" svg:x="17.3cm" svg:y="8.438cm">
            <draw:text-box>
              <text:p><text:span text:style-name="T10">P2</text:span></text:p>
            </draw:text-box>
          </draw:frame>
          <draw:frame draw:style-name="gr8" draw:text-style-name="P12" draw:layer="layout" svg:width="1.4cm" svg:height="0.962cm" svg:x="17.7cm" svg:y="12.438cm">
            <draw:text-box>
              <text:p><text:span text:style-name="T10">P3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g>
          <draw:frame draw:name="étape n°40" draw:style-name="gr9" draw:text-style-name="P9" draw:layer="layout" svg:width="7.513cm" svg:height="7.513cm" svg:x="0.259cm" svg:y="6.419cm">
            <draw:image xlink:href="Pictures/1000020100000384000003841CE4C153A93556D0.png" xlink:type="simple" xlink:show="embed" xlink:actuate="onLoad">
              <text:p/>
            </draw:image>
          </draw:frame>
          <draw:frame draw:name="étape n°400" draw:style-name="gr9" draw:text-style-name="P9" draw:layer="layout" svg:width="7.512cm" svg:height="7.513cm" svg:x="20.23cm" svg:y="6.419cm">
            <draw:image xlink:href="Pictures/100002010000038400000384624530BC15C15710.png" xlink:type="simple" xlink:show="embed" xlink:actuate="onLoad">
              <text:p/>
            </draw:image>
          </draw:frame>
          <draw:frame draw:name="étape n°200" draw:style-name="gr9" draw:text-style-name="P9" draw:layer="layout" svg:width="7.513cm" svg:height="7.513cm" svg:x="10.354cm" svg:y="6.419cm">
            <draw:image xlink:href="Pictures/1000020100000384000003841591B40C0B4ADA20.png" xlink:type="simple" xlink:show="embed" xlink:actuate="onLoad">
              <text:p/>
            </draw:image>
          </draw:frame>
          <draw:frame draw:style-name="gr10" draw:layer="layout" svg:width="4.695cm" svg:height="1.129cm" svg:x="1.845cm" svg:y="14.825cm">
            <draw:text-box>
              <text:p>Étape n°40</text:p>
            </draw:text-box>
          </draw:frame>
          <draw:frame draw:style-name="gr10" draw:layer="layout" svg:width="4.696cm" svg:height="1.129cm" svg:x="11.705cm" svg:y="14.871cm">
            <draw:text-box>
              <text:p>Étape n°200</text:p>
            </draw:text-box>
          </draw:frame>
          <draw:frame draw:style-name="gr10" draw:layer="layout" svg:width="4.696cm" svg:height="1.129cm" svg:x="21.565cm" svg:y="14.871cm">
            <draw:text-box>
              <text:p>Étape n°400</text:p>
            </draw:text-box>
          </draw:frame>
        </draw:g>
        <draw:frame presentation:style-name="pr3" draw:text-style-name="P8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 text:style-name="P7"><text:span text:style-name="T7">Présentation</text:span></text:p>
              </text:list-header>
            </text:list>
          </draw:text-box>
        </draw:fram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 text:style-name="P5"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g>
          <draw:frame draw:style-name="gr9" draw:text-style-name="P9" draw:layer="layout" svg:width="12.455cm" svg:height="9.341cm" svg:x="13.973cm" svg:y="4.576cm">
            <draw:image xlink:href="Pictures/1000020100000280000001E0D86BA96C4A4F1327.png" xlink:type="simple" xlink:show="embed" xlink:actuate="onLoad">
              <text:p/>
            </draw:image>
          </draw:frame>
          <draw:g>
            <draw:frame draw:style-name="gr8" draw:text-style-name="P12" draw:layer="layout" svg:width="9.4cm" svg:height="0.962cm" svg:x="16.1cm" svg:y="13.917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8" draw:text-style-name="P12" draw:layer="layout" svg:width="9.4cm" svg:height="0.962cm" svg:x="3.445cm" svg:y="13.979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11" draw:text-style-name="P9" draw:layer="layout" svg:width="12.4cm" svg:height="9.3cm" svg:x="1.573cm" svg:y="4.679cm">
              <draw:image xlink:href="Pictures/1000020100000280000001E0D5576B78.png" xlink:type="simple" xlink:show="embed" xlink:actuate="onLoad">
                <text:p/>
              </draw:image>
            </draw:frame>
            <draw:rect draw:style-name="gr12" draw:text-style-name="P9" draw:layer="layout" svg:width="5.8cm" svg:height="0.6cm" svg:x="5.372cm" svg:y="5.079cm">
              <text:p/>
            </draw:rect>
            <draw:circle draw:style-name="gr12" draw:text-style-name="P9" draw:layer="layout" svg:width="0.8cm" svg:height="0.8cm" svg:x="8.372cm" svg:y="4.879cm">
              <text:p/>
            </draw:circle>
            <draw:frame draw:style-name="gr13" draw:text-style-name="P9" draw:layer="layout" svg:width="3cm" svg:height="0.579cm" svg:x="6.572cm" svg:y="5.1cm">
              <draw:image xlink:href="Pictures/10000201000001550000003EA79B781B.png" xlink:type="simple" xlink:show="embed" xlink:actuate="onLoad">
                <text:p/>
              </draw:image>
            </draw:frame>
            <draw:rect draw:style-name="gr14" draw:text-style-name="P9" draw:layer="layout" svg:width="0.2cm" svg:height="0.2cm" svg:x="7.172cm" svg:y="5.579cm">
              <text:p/>
            </draw:rect>
          </draw:g>
        </draw:g>
        <draw:frame draw:style-name="gr15" draw:text-style-name="P9" draw:layer="layout" svg:width="9.91cm" svg:height="4.8cm" svg:x="9.045cm" svg:y="15.8cm">
          <draw:image xlink:href="Pictures/10000201000002820000013750D2132C.png" xlink:type="simple" xlink:show="embed" xlink:actuate="onLoad">
            <text:p/>
          </draw:image>
        </draw:frame>
        <draw:frame presentation:style-name="pr3" draw:text-style-name="P8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 text:style-name="P7"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 text:style-name="P5"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g>
          <draw:frame draw:style-name="gr11" draw:text-style-name="P9" draw:layer="layout" svg:width="10.599cm" svg:height="6.759cm" svg:x="3.4cm" svg:y="13.241cm">
            <draw:image xlink:href="Pictures/1000020100000280000001DEFAB70B8C.png" xlink:type="simple" xlink:show="embed" xlink:actuate="onLoad">
              <text:p/>
            </draw:image>
          </draw:frame>
          <draw:frame draw:style-name="gr11" draw:text-style-name="P9" draw:layer="layout" svg:width="10.601cm" svg:height="6.76cm" svg:x="13.999cm" svg:y="6.482cm">
            <draw:image xlink:href="Pictures/1000020100000280000001DE67E10FC0.png" xlink:type="simple" xlink:show="embed" xlink:actuate="onLoad">
              <text:p/>
            </draw:image>
          </draw:frame>
          <draw:frame draw:style-name="gr11" draw:text-style-name="P9" draw:layer="layout" svg:width="10.599cm" svg:height="6.759cm" svg:x="3.4cm" svg:y="6.482cm">
            <draw:image xlink:href="Pictures/1000020100000280000001DE59B5CB59.png" xlink:type="simple" xlink:show="embed" xlink:actuate="onLoad">
              <text:p/>
            </draw:image>
          </draw:frame>
          <draw:frame draw:style-name="gr11" draw:text-style-name="P9" draw:layer="layout" svg:width="10.6cm" svg:height="6.759cm" svg:x="13.999cm" svg:y="13.242cm">
            <draw:image xlink:href="Pictures/1000020100000280000001DE00EE222E.png" xlink:type="simple" xlink:show="embed" xlink:actuate="onLoad">
              <text:p/>
            </draw:image>
          </draw:frame>
        </draw:g>
        <draw:frame presentation:style-name="pr3" draw:text-style-name="P8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 text:style-name="P7"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 text:style-name="P5"><text:span text:style-name="T6">Premier automate</text:span></text:p>
          </draw:text-box>
        </draw:frame>
        <draw:frame draw:style-name="gr16" draw:text-style-name="P13" draw:layer="layout" svg:width="20.4cm" svg:height="0.878cm" svg:x="2.6cm" svg:y="4.2cm">
          <draw:text-box>
            <text:p text:style-name="P13"><text:span text:style-name="T12">Quatre simulations avec les mêmes paramètres : </text:span><text:span text:style-name="T13">P1</text:span><text:span text:style-name="T12"> = 0,3 ; </text:span><text:span text:style-name="T13">P2</text:span><text:span text:style-name="T14"> = 0,2 ; </text:span><text:span text:style-name="T13">P3 = 0,8</text:span><text:span text:style-name="T1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9" draw:text-style-name="P9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frame draw:style-name="gr9" draw:text-style-name="P9" xml:id="id2" draw:id="id2" draw:layer="layout" svg:width="9.866cm" svg:height="9.867cm" svg:x="16.834cm" svg:y="7.8cm">
          <draw:image xlink:href="Pictures/10000201000003AE000003B0C218CE5DCE42924F.png" xlink:type="simple" xlink:show="embed" xlink:actuate="onLoad">
            <text:p/>
          </draw:image>
        </draw:frame>
        <draw:custom-shape draw:style-name="gr17" draw:text-style-name="P9" xml:id="id3" draw:id="id3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9" xml:id="id4" draw:id="id4" draw:layer="layout" svg:width="1.296cm" svg:height="0.643cm" draw:transform="rotate (0.764279679448173) translate (18.8cm 15.13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9" xml:id="id6" draw:id="id6" draw:layer="layout" svg:width="1.295cm" svg:height="0.214cm" draw:transform="skewX (-0.00767944870877366) rotate (-2.29964582242848) translate (24.465cm 9.88cm)">
          <text:p/>
          <draw:enhanced-geometry svg:viewBox="0 0 21600 21600" draw:mirror-horizontal="false" draw:mirror-vertical="false" draw:text-areas="?f7 ?f0 21600 ?f2" draw:type="left-arrow" draw:modifiers="7116.66666666667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7" draw:id="id7" draw:layer="layout" svg:width="1.3cm" svg:height="0.9cm" draw:transform="rotate (-0.000349065851584807) translate (18.704cm 12.35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8" draw:id="id8" draw:layer="layout" svg:width="1.3cm" svg:height="0.9cm" draw:transform="rotate (-0.832347520277125) translate (19.325cm 9.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9" draw:id="id9" draw:layer="layout" svg:width="1.3cm" svg:height="0.9cm" draw:transform="rotate (-0.832347520277125) translate (23.911cm 14.218cm)">
          <text:p/>
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5" draw:layer="layout" svg:width="3.4cm" svg:height="1.826cm" svg:x="4.6cm" svg:y="5.6cm">
          <draw:text-box>
            <text:p xml:id="id1" text:id="id1"><text:span text:style-name="T15">∑</text:span><text:span text:style-name="T16">=17</text:span></text:p>
          </draw:text-box>
        </draw:frame>
        <draw:frame draw:style-name="gr22" draw:text-style-name="P14" draw:layer="layout" svg:width="3.2cm" svg:height="0.806cm" svg:x="4.6cm" svg:y="14.394cm">
          <draw:text-box>
            <text:p text:style-name="P9"><text:span text:style-name="T17">P=0.5</text:span></text:p>
          </draw:text-box>
        </draw:frame>
        <draw:frame presentation:style-name="pr3" draw:text-style-name="P8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 text:style-name="P7"><text:span text:style-name="T7">Présentation</text:span></text:p>
              </text:list-header>
            </text:list>
          </draw:text-box>
        </draw:frame>
        <draw:custom-shape draw:style-name="gr19" draw:text-style-name="P9" xml:id="id5" draw:id="id5" draw:layer="layout" svg:width="1.295cm" svg:height="0.198cm" draw:transform="skewX (-0.0076794487087736) rotate (1.57899937427897) translate (21.606cm 15.7cm)">
          <text:p/>
          <draw:enhanced-geometry svg:viewBox="0 0 21600 21600" draw:mirror-horizontal="false" draw:mirror-vertical="false" draw:text-areas="?f7 ?f0 21600 ?f2" draw:type="left-arrow" draw:modifiers="5233.33333333333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 text:style-name="P5"><text:span text:style-name="T6">Deuxième automate</text:span></text:p>
          </draw:text-box>
        </draw:frame>
        <draw:custom-shape draw:style-name="gr19" draw:text-style-name="P9" draw:layer="layout" svg:width="1.295cm" svg:height="0.394cm" draw:transform="skewX (-0.0076794487087736) rotate (-1.57079632679579) translate (21.999cm 9.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5" draw:layer="layout" svg:width="1.295cm" svg:height="0.394cm" draw:transform="skewX (-0.0076794487087736) rotate (3.1415926535892) translate (24.798cm 12.9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g>
          <draw:frame draw:style-name="gr9" draw:text-style-name="P9" draw:layer="layout" svg:width="10.933cm" svg:height="8.167cm" svg:x="2.911cm" svg:y="4cm">
            <draw:image xlink:href="Pictures/1000020100000280000001DE99BD6AAC0A2BB1DF.png" xlink:type="simple" xlink:show="embed" xlink:actuate="onLoad">
              <text:p/>
            </draw:image>
          </draw:frame>
          <draw:frame draw:style-name="gr9" draw:text-style-name="P9" draw:layer="layout" svg:width="10.933cm" svg:height="8.2cm" svg:x="14.181cm" svg:y="4cm">
            <draw:image xlink:href="Pictures/1000020100000280000001E0B0E0AD991D9432E2.png" xlink:type="simple" xlink:show="embed" xlink:actuate="onLoad">
              <text:p/>
            </draw:image>
          </draw:frame>
        </draw:g>
        <draw:frame draw:style-name="gr23" draw:layer="layout" svg:width="8.8cm" svg:height="1.673cm" svg:x="9.701cm" svg:y="19.2cm">
          <draw:text-box>
            <text:p><text:span text:style-name="T10">P1</text:span> = 0.9 ; <text:span text:style-name="T10">P2</text:span> = 0.2 ; <text:span text:style-name="T10">P3</text:span> = 0.2</text:p>
          </draw:text-box>
        </draw:frame>
        <draw:frame presentation:style-name="pr3" draw:text-style-name="P8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 text:style-name="P7"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 text:style-name="P5"><text:span text:style-name="T6">Deuxième automate</text:span></text:p>
          </draw:text-box>
        </draw:frame>
        <draw:frame draw:style-name="gr24" draw:text-style-name="P9" draw:layer="layout" svg:width="6.103cm" svg:height="5.503cm" svg:x="16.549cm" svg:y="12.297cm">
          <draw:image xlink:href="Pictures/1000020100000280000001DEB6BFB422.png" xlink:type="simple" xlink:show="embed" xlink:actuate="onLoad">
            <text:p/>
          </draw:image>
        </draw:frame>
        <draw:frame draw:style-name="gr24" draw:text-style-name="P9" draw:layer="layout" svg:width="6.103cm" svg:height="5.503cm" svg:x="5.349cm" svg:y="12.297cm">
          <draw:image xlink:href="Pictures/1000020100000280000001DEB6BFB422.png" xlink:type="simple" xlink:show="embed" xlink:actuate="onLoad">
            <text:p/>
          </draw:image>
        </draw:frame>
        <draw:rect draw:style-name="gr12" draw:text-style-name="P9" draw:layer="layout" svg:width="1.6cm" svg:height="1.4cm" svg:x="8cm" svg:y="14.4cm">
          <text:p/>
        </draw:rect>
        <draw:path draw:style-name="gr25" draw:text-style-name="P9" draw:layer="layout" svg:width="5.799cm" svg:height="2.132cm" svg:x="20cm" svg:y="13.8cm" svg:viewBox="0 0 5800 2133" svg:d="M0 1181c4490 2693 5800-1181 5800-1181">
          <text:p/>
        </draw:path>
        <draw:frame draw:style-name="gr8" draw:layer="layout" svg:width="1.8cm" svg:height="0.962cm" svg:x="25cm" svg:y="12.838cm">
          <draw:text-box>
            <text:p>Vill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9" draw:text-style-name="P9" draw:layer="layout" svg:width="13.8cm" svg:height="10.266cm" svg:x="0cm" svg:y="7cm">
          <draw:image xlink:href="Pictures/1000020100000280000001DE99BD6AAC0A2BB1DF.png" xlink:type="simple" xlink:show="embed" xlink:actuate="onLoad">
            <text:p/>
          </draw:image>
        </draw:frame>
        <draw:frame presentation:style-name="pr3" draw:text-style-name="P8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 text:style-name="P7"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 text:style-name="P5"><text:span text:style-name="T6">Deuxième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3" draw:text-style-name="P8" draw:layer="layout" svg:width="25.199cm" svg:height="12.179cm" svg:x="1.41cm" svg:y="2.623cm" presentation:class="outline" presentation:user-transformed="true">
          <draw:text-box>
            <text:list text:style-name="L2">
              <text:list-header>
                <text:p text:style-name="P7"><text:span text:style-name="T7">Présentation</text:span></text:p>
              </text:list-header>
            </text:list>
          </draw:text-box>
        </draw:frame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 text:style-name="P5"><text:span text:style-name="T6">Méthode différentielle</text:span></text:p>
          </draw:text-box>
        </draw:frame>
        <draw:g>
          <draw:g>
            <draw:frame draw:style-name="gr11" draw:text-style-name="P9" draw:layer="layout" svg:width="12.977cm" svg:height="9.372cm" svg:x="1.41cm" svg:y="5.4cm">
              <draw:image xlink:href="Pictures/10000000000001D40000015295F5F433.png" xlink:type="simple" xlink:show="embed" xlink:actuate="onLoad">
                <text:p/>
              </draw:image>
            </draw:frame>
            <draw:line draw:style-name="gr25" draw:text-style-name="P9" draw:layer="layout" svg:x1="15.21cm" svg:y1="5.8cm" svg:x2="15.21cm" svg:y2="14.726cm">
              <text:p/>
            </draw:line>
          </draw:g>
          <draw:frame draw:style-name="gr15" draw:text-style-name="P9" draw:layer="layout" svg:width="12.902cm" svg:height="8.831cm" svg:x="1.2cm" svg:y="5.671cm">
            <draw:image xlink:href="Pictures/10000201000002570000019A41D3EB5C.png" xlink:type="simple" xlink:show="embed" xlink:actuate="onLoad">
              <text:p/>
            </draw:image>
          </draw:frame>
          <draw:frame draw:style-name="gr15" draw:text-style-name="P9" draw:layer="layout" svg:width="10.741cm" svg:height="2.2cm" svg:x="16.069cm" svg:y="8.986cm">
            <draw:image xlink:href="Pictures/10000201000001FA0000006D6326AC04.png" xlink:type="simple" xlink:show="embed" xlink:actuate="onLoad">
              <text:p/>
            </draw:image>
          </draw:frame>
          <draw:frame draw:style-name="gr15" draw:text-style-name="P9" draw:layer="layout" svg:width="12.9cm" svg:height="8.83cm" svg:x="1.205cm" svg:y="5.672cm">
            <draw:image xlink:href="Pictures/10000201000002570000019A70416A44.png" xlink:type="simple" xlink:show="embed" xlink:actuate="onLoad">
              <text:p/>
            </draw:image>
          </draw:frame>
          <draw:frame draw:style-name="gr15" draw:text-style-name="P9" draw:layer="layout" svg:width="10.23cm" svg:height="2.2cm" svg:x="16.065cm" svg:y="8.982cm">
            <draw:image xlink:href="Pictures/10000201000001FA0000006D3A39F44A.png" xlink:type="simple" xlink:show="embed" xlink:actuate="onLoad">
              <text:p/>
            </draw:image>
          </draw:frame>
        </draw:g>
        <draw:frame draw:style-name="gr26" draw:text-style-name="P16" draw:layer="layout" svg:width="22.4cm" svg:height="1.119cm" svg:x="2.8cm" svg:y="16.081cm">
          <draw:text-box>
            <text:p text:style-name="P16"><text:span text:style-name="T18">Résolution approchée par la méthode de Runge-Kutta d'ordre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g>
          <draw:frame draw:style-name="gr11" draw:text-style-name="P9" draw:layer="layout" svg:width="14.659cm" svg:height="9.732cm" svg:x="13.341cm" svg:y="6.967cm">
            <draw:image xlink:href="Pictures/100002010000025F000001935880D32E.png" xlink:type="simple" xlink:show="embed" xlink:actuate="onLoad">
              <text:p/>
            </draw:image>
          </draw:frame>
          <draw:frame draw:style-name="gr11" draw:text-style-name="P9" draw:layer="layout" svg:width="13.993cm" svg:height="10.451cm" svg:x="0.199cm" svg:y="6.349cm">
            <draw:image xlink:href="Pictures/1000020100000280000001DE4FDB9107.png" xlink:type="simple" xlink:show="embed" xlink:actuate="onLoad">
              <text:p/>
            </draw:image>
          </draw:frame>
        </draw:g>
        <draw:frame draw:style-name="gr27" draw:text-style-name="P18" draw:layer="layout" svg:width="17.8cm" svg:height="2.919cm" svg:x="5.6cm" svg:y="17cm">
          <draw:text-box>
            <text:p><text:span text:style-name="T19">Différences</text:span></text:p>
            <text:p><text:span text:style-name="T20"><text:tab/></text:span><text:span text:style-name="T20"><text:tab/></text:span><text:span text:style-name="T20"><text:tab/></text:span><text:span text:style-name="T20">Sains : 5%</text:span></text:p>
            <text:p><text:span text:style-name="T20"><text:tab/></text:span><text:span text:style-name="T20"><text:tab/></text:span><text:span text:style-name="T20"><text:tab/></text:span><text:span text:style-name="T20">Infectés : 1%</text:span></text:p>
            <text:p text:style-name="P17"><text:span text:style-name="T20"><text:tab/></text:span><text:span text:style-name="T20"><text:tab/></text:span><text:span text:style-name="T20"><text:tab/></text:span><text:span text:style-name="T20">Retraités : 10%</text:span></text:p>
          </draw:text-box>
        </draw:frame>
        <draw:frame presentation:style-name="pr3" draw:text-style-name="P8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 text:style-name="P7"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3cm" svg:y="-0.106cm" presentation:class="title" presentation:user-transformed="true">
          <draw:text-box>
            <text:p text:style-name="P5"><text:span text:style-name="T6">Méthode différenti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g>
          <draw:g>
            <draw:frame draw:style-name="gr28" draw:text-style-name="P9" draw:layer="layout" svg:width="6.996cm" svg:height="6.069cm" svg:x="0cm" svg:y="1.326cm">
              <draw:image xlink:href="Pictures/1000020100000280000001E01DBE9223.png" xlink:type="simple" xlink:show="embed" xlink:actuate="onLoad">
                <text:p/>
              </draw:image>
            </draw:frame>
            <draw:frame draw:style-name="gr28" draw:text-style-name="P9" draw:layer="layout" svg:width="6.995cm" svg:height="6.069cm" svg:x="6.996cm" svg:y="1.326cm">
              <draw:image xlink:href="Pictures/1000020100000280000001E01DBE9223.png" xlink:type="simple" xlink:show="embed" xlink:actuate="onLoad">
                <text:p/>
              </draw:image>
            </draw:frame>
            <draw:frame draw:style-name="gr28" draw:text-style-name="P9" draw:layer="layout" svg:width="6.995cm" svg:height="6.069cm" svg:x="13.991cm" svg:y="1.326cm">
              <draw:image xlink:href="Pictures/1000020100000280000001E01DBE9223.png" xlink:type="simple" xlink:show="embed" xlink:actuate="onLoad">
                <text:p/>
              </draw:image>
            </draw:frame>
            <draw:frame draw:style-name="gr28" draw:text-style-name="P9" draw:layer="layout" svg:width="6.993cm" svg:height="6.069cm" svg:x="20.986cm" svg:y="1.326cm">
              <draw:image xlink:href="Pictures/1000020100000280000001E01DBE9223.png" xlink:type="simple" xlink:show="embed" xlink:actuate="onLoad">
                <text:p/>
              </draw:image>
            </draw:frame>
          </draw:g>
          <draw:g>
            <draw:frame draw:style-name="gr28" draw:text-style-name="P9" draw:layer="layout" svg:width="6.996cm" svg:height="6.068cm" svg:x="0cm" svg:y="7.297cm">
              <draw:image xlink:href="Pictures/1000020100000280000001E01DBE9223.png" xlink:type="simple" xlink:show="embed" xlink:actuate="onLoad">
                <text:p/>
              </draw:image>
            </draw:frame>
            <draw:frame draw:style-name="gr28" draw:text-style-name="P9" draw:layer="layout" svg:width="6.995cm" svg:height="6.068cm" svg:x="6.996cm" svg:y="7.297cm">
              <draw:image xlink:href="Pictures/1000020100000280000001E01DBE9223.png" xlink:type="simple" xlink:show="embed" xlink:actuate="onLoad">
                <text:p/>
              </draw:image>
            </draw:frame>
            <draw:frame draw:style-name="gr28" draw:text-style-name="P9" draw:layer="layout" svg:width="6.995cm" svg:height="6.068cm" svg:x="13.991cm" svg:y="7.297cm">
              <draw:image xlink:href="Pictures/1000020100000280000001E01DBE9223.png" xlink:type="simple" xlink:show="embed" xlink:actuate="onLoad">
                <text:p/>
              </draw:image>
            </draw:frame>
            <draw:frame draw:style-name="gr28" draw:text-style-name="P9" draw:layer="layout" svg:width="6.993cm" svg:height="6.068cm" svg:x="20.986cm" svg:y="7.297cm">
              <draw:image xlink:href="Pictures/1000020100000280000001E01DBE9223.png" xlink:type="simple" xlink:show="embed" xlink:actuate="onLoad">
                <text:p/>
              </draw:image>
            </draw:frame>
          </draw:g>
          <draw:g>
            <draw:frame draw:style-name="gr28" draw:text-style-name="P9" draw:layer="layout" svg:width="6.994cm" svg:height="6.069cm" svg:x="0.021cm" svg:y="13.605cm">
              <draw:image xlink:href="Pictures/1000020100000280000001E01DBE9223.png" xlink:type="simple" xlink:show="embed" xlink:actuate="onLoad">
                <text:p/>
              </draw:image>
            </draw:frame>
            <draw:frame draw:style-name="gr28" draw:text-style-name="P9" draw:layer="layout" svg:width="6.994cm" svg:height="6.069cm" svg:x="7.015cm" svg:y="13.605cm">
              <draw:image xlink:href="Pictures/1000020100000280000001E01DBE9223.png" xlink:type="simple" xlink:show="embed" xlink:actuate="onLoad">
                <text:p/>
              </draw:image>
            </draw:frame>
            <draw:frame draw:style-name="gr28" draw:text-style-name="P9" draw:layer="layout" svg:width="6.996cm" svg:height="6.069cm" svg:x="14.009cm" svg:y="13.605cm">
              <draw:image xlink:href="Pictures/1000020100000280000001E01DBE9223.png" xlink:type="simple" xlink:show="embed" xlink:actuate="onLoad">
                <text:p/>
              </draw:image>
            </draw:frame>
            <draw:frame draw:style-name="gr28" draw:text-style-name="P9" draw:layer="layout" svg:width="6.995cm" svg:height="6.069cm" svg:x="21.005cm" svg:y="13.605cm">
              <draw:image xlink:href="Pictures/1000020100000280000001E01DBE922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ungtiL GB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SungtiL GB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3T17:39:07.319033385</meta:creation-date>
    <dc:date>2018-06-22T15:12:41.71</dc:date>
    <meta:editing-duration>PT13H56M8S</meta:editing-duration>
    <meta:editing-cycles>9</meta:editing-cycles>
    <meta:generator>OpenOffice/4.1.4$Win32 OpenOffice.org_project/414m5$Build-9788</meta:generator>
    <meta:document-statistic meta:object-count="166"/>
  </office:meta>
</office:document-meta>
</file>